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9.8319in"/>
    </style:style>
    <style:style style:name="co4" style:family="table-column">
      <style:table-column-properties fo:break-before="auto" style:column-width="1.2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28in" fo:break-before="auto" style:use-optimal-row-height="true"/>
    </style:style>
    <style:style style:name="ro3" style:family="table-row">
      <style:table-row-properties style:row-height="1.4138in" fo:break-before="auto" style:use-optimal-row-height="true"/>
    </style:style>
    <style:style style:name="ro4" style:family="table-row">
      <style:table-row-properties style:row-height="0.9472in" fo:break-before="auto" style:use-optimal-row-height="true"/>
    </style:style>
    <style:style style:name="ro5" style:family="table-row">
      <style:table-row-properties style:row-height="1.5693in" fo:break-before="auto" style:use-optimal-row-height="true"/>
    </style:style>
    <style:style style:name="ro6" style:family="table-row">
      <style:table-row-properties style:row-height="2.1909in" fo:break-before="auto" style:use-optimal-row-height="true"/>
    </style:style>
    <style:style style:name="ro7" style:family="table-row">
      <style:table-row-properties style:row-height="1.8799in" fo:break-before="auto" style:use-optimal-row-height="true"/>
    </style:style>
    <style:style style:name="ro8" style:family="table-row">
      <style:table-row-properties style:row-height="1.2583in" fo:break-before="auto" style:use-optimal-row-height="true"/>
    </style:style>
    <style:style style:name="ro9" style:family="table-row">
      <style:table-row-properties style:row-height="0.6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="Liberation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" style:family="text">
      <style:text-properties fo:language="en" fo:country="US" style:font-relief="none" style:font-style-complex="normal" style:font-weight-complex="normal" style:font-size-complex="10pt" style:font-name-complex="Droid Sans Devanagari" style:language-complex="hi" style:country-complex="IN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8" style:family="text">
      <style:text-properties fo:font-size="10pt" style:font-relief="none" style:font-style-complex="normal" style:font-weight-complex="normal" style:font-size-complex="10pt" style:font-name-complex="Droid Sans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9" style:family="text">
      <style:text-properties style:font-size-complex="10pt" style:font-relief="none" style:font-style-complex="normal" style:font-weight-complex="normal" style:font-name-complex="Droid Sans Devanagari" style:language-complex="hi" style:country-complex="IN" fo:language="en" fo:country="US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10" style:family="text">
      <style:text-properties fo:font-size="10pt" style:font-relief="none" style:font-style-complex="normal" style:font-weight-complex="normal" style:font-size-complex="10pt" style:font-name-complex="Droid Sans Devanagari" style:language-complex="hi" style:country-complex="IN" fo:language="en" fo:country="US" fo:text-shadow="none" fo:font-style="normal" style:text-underline-style="none" style:text-underline-color="font-color" style:language-asian="zh" style:country-asian="CN" style:font-name="Liberation Sans" fo:font-weight="normal" style:text-line-through-type="none" style:text-outline="false" style:text-line-through-mode="continuous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11" style:family="text">
      <style:text-properties style:font-name="Liberation Sans" style:font-relief="none" style:font-style-complex="normal" style:font-weight-complex="normal" style:font-size-complex="10pt" style:font-name-complex="Droid Sans Devanagari" style:language-complex="hi" style:country-complex="IN" fo:language="en" fo:country="US" fo:text-shadow="none" fo:font-style="normal" style:text-underline-style="none" style:text-underline-color="font-color" fo:font-size="10pt" style:language-asian="zh" style:country-asian="CN" fo:font-weight="normal" style:text-line-through-type="none" style:text-outline="false" style:text-line-through-mode="continuous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12" style:family="text">
      <style:text-properties style:language-asian="zh" style:country-asian="CN" style:font-relief="none" style:font-style-complex="normal" style:font-weight-complex="normal" style:font-size-complex="10pt" style:font-name-complex="Droid Sans Devanagari" style:language-complex="hi" style:country-complex="IN" fo:language="en" fo:country="US" fo:text-shadow="none" fo:font-style="normal" style:text-underline-style="none" style:text-underline-color="font-color" style:font-name="Liberation Sans" fo:font-size="10pt" fo:font-weight="normal" style:text-line-through-type="none" style:text-outline="false" style:text-line-through-mode="continuous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" office:value-type="string" calcext:value-type="string">
            <text:p>use case </text:p>
          </table:table-cell>
          <table:table-cell table:style-name="ce1" office:value-type="string" calcext:value-type="string">
            <text:p>actor</text:p>
          </table:table-cell>
          <table:table-cell table:style-name="ce3"/>
          <table:table-cell table:style-name="ce1" office:value-type="string" calcext:value-type="string">
            <text:p>role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register organiza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owner opens the main website</text:p>
            <text:p>- owner press register a new organization</text:p>
            <text:p>- owner insert register details</text:p>
            <text:p>- details are verified</text:p>
            <text:p>- pays fees using payment gateway</text:p>
            <text:p>- on successful payment, the organization and the owner account is created</text:p>
            <text:p>- redirect to the organization dashboard</text:p>
          </table:table-cell>
          <table:table-cell office:value-type="string" calcext:value-type="string">
            <text:p>publi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 user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login</text:p>
            <text:p>- redirect to dashaboard</text:p>
            <text:p>- open users tab</text:p>
            <text:p>- click add new admin</text:p>
            <text:p>- insert admin email and select roles from roles list</text:p>
            <text:p>- confirm, details are verified</text:p>
            <text:p>- an email with registration link is sent to admin</text:p>
            <text:p>- admin completes the registration and insert password.</text:p>
            <text:p>- redirect admin to dashboard </text:p>
          </table:table-cell>
          <table:table-cell office:value-type="string" calcext:value-type="string">
            <text:p>user_manag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uspend 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login</text:p>
            <text:p>- redirect to dashaboard</text:p>
            <text:p>- open users tab</text:p>
            <text:p>- click suspend user</text:p>
            <text:p>- select user name from list</text:p>
            <text:p>- confirm</text:p>
          </table:table-cell>
          <table:table-cell office:value-type="string" calcext:value-type="string">
            <text:p>user_manag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eate new que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- login</text:p>
            <text:p>- open queues tab</text:p>
            <text:p>- list of queues are listed</text:p>
            <text:p>- press add</text:p>
            <text:p>- new queue page form is listed</text:p>
            <text:p>- insert new queue details( start time, name, servers , max-size, total service period, hold-enabled or not)</text:p>
          </table:table-cell>
          <table:table-cell office:value-type="string" calcext:value-type="string">
            <text:p>queue_admi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ove clients to other que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- login</text:p>
            <text:p>- open queues tab</text:p>
            <text:p>- list of queues are listed</text:p>
            <text:p>- selects a queue</text:p>
            <text:p>- press open-details</text:p>
            <text:p>- list of clients in the queue and their status</text:p>
            <text:p>- select clients from the queue</text:p>
            <text:p>- press move to other queue</text:p>
            <text:p>- opens a list of other queues</text:p>
            <text:p>- select the queue to move the clients for</text:p>
          </table:table-cell>
          <table:table-cell office:value-type="string" calcext:value-type="string">
            <text:p>queue_adm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rt queue operatio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- open queues tab</text:p>
            <text:p>- list of queues currently assigned to the server</text:p>
            <text:p>- select a queue</text:p>
            <text:p>- open [actions] list</text:p>
            <text:p>- select [start] if available</text:p>
            <text:p>- now the queue can accept new enqueue requests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hold queue operatio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1">- login</text:span></text:p>
            <text:p><text:span text:style-name="T1">- open queues tab</text:span></text:p>
            <text:p><text:span text:style-name="T1">- list of queues currently assigned to the server</text:span></text:p>
            <text:p><text:span text:style-name="T1">- select a queue</text:span></text:p>
            <text:p><text:span text:style-name="T1">- open [actions] list</text:span></text:p>
            <text:p><text:span text:style-name="T1">- select [hold] if available</text:span></text:p>
            <text:p><text:span text:style-name="T1">- now the queue will accept new queue requests</text:span></text:p>
            <text:p><text:span text:style-name="T1">- now the queue won’t accept new dequeue operations</text:span></text:p>
            <text:p><text:span text:style-name="T1">- the hold time is not counted as a service time</text:span></text:p>
            <text:p><text:span text:style-name="T1">- queue status will be on-hold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ose queu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1">- login</text:span></text:p>
            <text:p><text:span text:style-name="T1">- open queues tab</text:span></text:p>
            <text:p><text:span text:style-name="T1">- list of queues currently assigned to the server</text:span></text:p>
            <text:p><text:span text:style-name="T1">- select a queue</text:span></text:p>
            <text:p><text:span text:style-name="T1">- open [actions] list</text:span></text:p>
            <text:p><text:span text:style-name="T1">- select [close] if available</text:span></text:p>
            <text:p><text:span text:style-name="T1">- now the queue won’t accept new queue requests</text:span></text:p>
            <text:p><text:span text:style-name="T1">- now the queue will accept new dequeue operations</text:span></text:p>
            <text:p><text:span text:style-name="T1">- the queue status will appear as closed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quest tur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 open turn request page</text:p>
            <text:p>- or send request from another channel like phone call or sms</text:p>
            <text:p>- request page will show a form with the needed data from customer – this changes based on the queue</text:p>
            <text:p>- the client can make the request as anonymus if the admin configure the queue to accept anonymus requests.</text:p>
            <text:p>- else registration will be requested along with the basic data.</text:p>
            <text:p>- registration can be done with either email/phone number</text:p>
            <text:p>- it can also be done using oauth2 accounts like google, facebook and twitter, but in this case , missing data will still be required as those can only provide phone/email/name</text:p>
            <text:p>- finishing the registration will show the customer the expected time to service, and the queue status.</text:p>
            <text:p>- the customer can ask for notification when his turn is near if he registered</text:p>
            <text:p>- then the client can confirm taking a queue number</text:p>
            <text:p>- when using the web, the webpage will ask to show notifications</text:p>
            <text:p>- a configurable message is show for the customer, it should also show that his request is under approval if the queue is configured to accept requests first by the admin.</text:p>
          </table:table-cell>
          <table:table-cell office:value-type="string" calcext:value-type="string">
            <text:p>publi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alculate service appointment</text:p>
          </table:table-cell>
          <table:table-cell office:value-type="string" calcext:value-type="string">
            <text:p>server, client</text:p>
          </table:table-cell>
          <table:table-cell office:value-type="string" calcext:value-type="string">
            <text:p>- for client:</text:p>
            <text:p>– login</text:p>
            <text:p>– in main page, it shows the queues he is currently in</text:p>
            <text:p>– in each queue section, show his expected time to servie, his expected trun time, any message from queue server and his turn number</text:p>
            <text:p>- for server:</text:p>
            <text:p>– login</text:p>
            <text:p>– open queues tab</text:p>
            <text:p>– select a queue</text:p>
            <text:p>– list of clients in queue will appear </text:p>
            <text:p>– basic info in the list is turn number, time to service, and expected turn time</text:p>
          </table:table-cell>
          <table:table-cell office:value-type="string" calcext:value-type="string">
            <text:p>turn_info_check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ept turn reques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- open queue tab</text:p>
            <text:p>- queues with new requests will have notification on it</text:p>
            <text:p>- open queue with new requests</text:p>
            <text:p>- a list of new requests appear</text:p>
            <text:p>- pressing the request opens a page with the client info</text:p>
            <text:p>- server can accept the request from inside the page or from the list directly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y request 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1">- login</text:span></text:p>
            <text:p><text:span text:style-name="T1">- open queue tab</text:span></text:p>
            <text:p><text:span text:style-name="T1">- queues with new requests will have notification on it</text:span></text:p>
            <text:p><text:span text:style-name="T1">- open queue with new requests</text:span></text:p>
            <text:p><text:span text:style-name="T1">- a list of new requests appear</text:span></text:p>
            <text:p><text:span text:style-name="T1">- pressing the request opens a page with the client info</text:span></text:p>
            <text:p><text:span text:style-name="T1">- server can deny the request from inside the page or from the list directly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end message to clients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<text:span text:style-name="T1">- open queue tab</text:span></text:p>
            <text:p><text:span text:style-name="T2">- select queue</text:span></text:p>
            <text:p><text:span text:style-name="T3">- press action menu, select send message</text:span></text:p>
            <text:p><text:span text:style-name="T4">- send message page appears, from there admin have a list of clients</text:span></text:p>
            <text:p><text:span text:style-name="T5">- admin can send to single client, multiple clients , or all clients</text:span></text:p>
            <text:p><text:span text:style-name="T6">- admin writes the message</text:span></text:p>
            <text:p><text:span text:style-name="T1">- the message will be send to the availabe channels for each client</text:span></text:p>
            <text:p><text:span text:style-name="T2">- if the customer provided phone, it will be sent via sms</text:span></text:p>
            <text:p><text:span text:style-name="T3">- a push notification will be sent to the client web page</text:span></text:p>
            <text:p><text:span text:style-name="T4">- if the customer provided email, it will be sent as an email</text:span></text:p>
            <text:p/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queu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- open queue tab</text:p>
            <text:p>- select queue</text:p>
            <text:p>- open queue page and press add above the list of clients</text:p>
            <text:p>- a pop up opens with the customer turn, time to service, and turn time</text:p>
            <text:p>- press confirm to enqueue the client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queu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1">- login</text:span></text:p>
            <text:p><text:span text:style-name="T1">- open queue tab</text:span></text:p>
            <text:p><text:span text:style-name="T1">- select queue</text:span></text:p>
            <text:p><text:span text:style-name="T1">- open queue page and press add above the list of clients</text:span></text:p>
            <text:p><text:span text:style-name="T2">- at the top press pick a client to pop the next client.</text:span></text:p>
            <text:p><text:span text:style-name="T3">- above the clients list, the first client in the queue will be poped into: client at service section</text:span></text:p>
            <text:p><text:span text:style-name="T4">- a notification/message/email will be sent  to the client to notify him</text:span></text:p>
            <text:p><text:span text:style-name="T5">- on-pickup actions will be executed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eave queue</text:p>
          </table:table-cell>
          <table:table-cell office:value-type="string" calcext:value-type="string">
            <text:p>server, client</text:p>
          </table:table-cell>
          <table:table-cell office:value-type="string" calcext:value-type="string">
            <text:p>for client:</text:p>
            <text:p><text:span text:style-name="T1">– login</text:span></text:p>
            <text:p><text:span text:style-name="T1">– in main page, it shows the queues he is currently in</text:span></text:p>
            <text:p><text:span text:style-name="T1">– in each queue section, show his expected time to servie, his expected trun time, any message from queue server and his turn number</text:span></text:p>
            <text:p><text:span text:style-name="T5">– he can press leave queue</text:span></text:p>
            <text:p><text:span text:style-name="T1">– a confirmation message will appear for him</text:span></text:p>
            <text:p><text:span text:style-name="T2">For server:</text:span></text:p>
            <text:p><text:span text:style-name="T7">– login</text:span></text:p>
            <text:p><text:span text:style-name="T8">– open queues tab</text:span></text:p>
            <text:p><text:span text:style-name="T9">– select a queue</text:span></text:p>
            <text:p><text:span text:style-name="T10">– list of clients in queue will appear </text:span></text:p>
            <text:p><text:span text:style-name="T11">– server can select “eject” from the queue if it is enabled by the queue admin</text:span></text:p>
            <text:p><text:span text:style-name="T12">– a confrimation message wiil appear</text:span></text:p>
            <text:p><text:span text:style-name="T10">– press confirm</text:span>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calculatre close tim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8">- login</text:span></text:p>
            <text:p><text:span text:style-name="T8">- open queue tab</text:span></text:p>
            <text:p><text:span text:style-name="T8">- select queue</text:span></text:p>
            <text:p><text:span text:style-name="T8">- open queue page , the basing info of the queue should include the expected time to close.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21:55:01.028929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11:57:35.219026368</meta:creation-date>
    <dc:date>2021-01-16T23:49:19.975560997</dc:date>
    <meta:editing-duration>PT41M35S</meta:editing-duration>
    <meta:editing-cycles>12</meta:editing-cycles>
    <meta:generator>LibreOffice/6.4.7.2$Linux_X86_64 LibreOffice_project/40$Build-2</meta:generator>
    <meta:document-statistic meta:table-count="1" meta:cell-count="71" meta:object-count="0"/>
  </office:meta>
</office:document-meta>
</file>